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paragraph-properties fo:margin-top="0in" fo:margin-bottom="0in" style:contextual-spacing="false"/>
    </style:style>
    <style:style style:name="T1" style:family="text">
      <style:text-properties officeooo:rsid="0000d0f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xt:span text:style-name="T1">With these problems, the goal was to get acquainted with data structures and why you would use a particular for a scenario. In the end, I was left to choose whatever structure and because I had difficulties understanding the mechanics of it, I chose a Hash Map. Through this project, the planning became more and more important. I say this because halfway through, I had to change how the print in order would work, and because I had put too much into function, changing the exact dynamics of it required I changed many other parts of the code. The irony isn’t lost when it comes to that I had difficulties sorting a hash map either, highlighting one of its weaknesses. Suffering through this at least helped cement why proper pseudocode and sticking to OOP methods is so important in creating maintainable and readable code.</text:span></text:p>
      <text:list text:style-name="L1">
        <text:list-header>
          <text:p text:style-name="P1"/>
        </text:list-header>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25T19:18:39.860163928</dc:date>
    <meta:editing-duration>PT5M44S</meta:editing-duration>
    <meta:editing-cycles>1</meta:editing-cycles>
    <meta:document-statistic meta:table-count="0" meta:image-count="0" meta:object-count="0" meta:page-count="1" meta:paragraph-count="2" meta:word-count="145" meta:character-count="827" meta:non-whitespace-character-count="683"/>
    <meta:generator>LibreOffice/7.4.6.2$Linux_X86_64 LibreOffice_project/40$Build-2</meta:generator>
  </office:meta>
</office:document-meta>
</file>